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d3c" officeooo:paragraph-rsid="0004d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2 <text:s text:c="31"/>BH <text:s text:c="8"/>BH <text:s text:c="42"/></text:p>
      <text:p text:style-name="P1">CO <text:s text:c="31"/>BCO <text:s text:c="51"/></text:p>
      <text:p text:style-name="P1">BH <text:s text:c="8"/>BH <text:s text:c="20"/>H2 <text:s text:c="54"/>1.000e+00 <text:s/>0.000e+00 <text:s/>0.000e+00 0.00e+00 0.00e+00 <text:s text:c="2"/>NA 23 <text:s text:c="3"/>100 <text:s text:c="3"/>800 <text:s/>0 10916 1 <text:s/>1</text:p>
      <text:p text:style-name="P1">BCO <text:s text:c="30"/>CO <text:s text:c="54"/>1.000e+00 <text:s/>0.000e+00 <text:s/>0.000e+00 0.00e+00 0.00e+00 <text:s text:c="2"/>NA 26 <text:s text:c="3"/>100 <text:s text:c="3"/>800 <text:s/>0 10917 1 <text:s/>1</text:p>
      <text:p text:style-name="P1">BCO <text:s text:c="30"/>BC <text:s text:c="8"/>BO <text:s text:c="43"/>5.000e+00 <text:s/>0.000e+00 <text:s/>0.000e+00 0.00e+00 0.00e+00 <text:s text:c="2"/>NA 25 <text:s text:c="3"/>100 <text:s text:c="3"/>800 <text:s/>0 10918 1 <text:s/>1</text:p>
      <text:p text:style-name="P1">BC <text:s text:c="8"/>BO <text:s text:c="20"/>CO <text:s text:c="54"/>1.000e+00 <text:s/>0.000e+00 <text:s/>0.000e+00 0.00e+00 0.00e+00 <text:s text:c="2"/>NA 23 <text:s text:c="3"/>100 <text:s text:c="3"/>800 <text:s/>0 10919 1 <text:s/>1</text:p>
      <text:p text:style-name="P1">BC <text:s text:c="8"/>BH <text:s text:c="20"/>BCH <text:s text:c="53"/>1.000e+00 <text:s/>0.000e+00 <text:s/>0.000e+00 0.00e+00 0.00e+00 <text:s text:c="2"/>NA 23 <text:s text:c="3"/>100 <text:s text:c="3"/>800 <text:s/>0 10920 1 <text:s/>1</text:p>
      <text:p text:style-name="P1">BCH <text:s text:c="7"/>BH <text:s text:c="20"/>BCH2 <text:s text:c="52"/>1.000e+00 <text:s/>0.000e+00 <text:s/>0.000e+00 0.00e+00 0.00e+00 <text:s text:c="2"/>NA 23 <text:s text:c="3"/>100 <text:s text:c="3"/>800 <text:s/>0 10921 1 <text:s/>1</text:p>
      <text:p text:style-name="P1">BCH2 <text:s text:c="6"/>BH <text:s text:c="20"/>BCH3 <text:s text:c="52"/>1.000e+00 <text:s/>0.000e+00 <text:s/>0.000e+00 0.00e+00 0.00e+00 <text:s text:c="2"/>NA 23 <text:s text:c="3"/>100 <text:s text:c="3"/>800 <text:s/>0 10922 1 <text:s/>1</text:p>
      <text:p text:style-name="P1">BCH3 <text:s text:c="6"/>BH <text:s text:c="20"/>CH4 <text:s text:c="53"/>1.000e+00 <text:s/>0.000e+00 <text:s/>0.000e+00 0.00e+00 0.00e+00 <text:s text:c="2"/>NA 23 <text:s text:c="3"/>100 <text:s text:c="3"/>800 <text:s/>0 10923 1 <text:s/>1</text:p>
      <text:p text:style-name="P1">BO <text:s text:c="8"/>BH <text:s text:c="20"/>BOH <text:s text:c="53"/>1.000e+00 <text:s/>0.000e+00 <text:s/>0.000e+00 0.00e+00 0.00e+00 <text:s text:c="2"/>NA 23 <text:s text:c="3"/>100 <text:s text:c="3"/>800 <text:s/>0 10924 1 <text:s/>1</text:p>
      <text:p text:style-name="P1">BOH <text:s text:c="7"/>BH <text:s text:c="20"/>H2O <text:s text:c="53"/>1.000e+00 <text:s/>0.000e+00 <text:s/>0.000e+00 0.00e+00 0.00e+00 <text:s text:c="2"/>NA 23 <text:s text:c="3"/>100 <text:s text:c="3"/>800 <text:s/>0 10925 1 <text:s/>1</text:p>
      <text:p text:style-name="P1">BOH <text:s text:c="30"/>BO <text:s text:c="8"/>BH <text:s text:c="43"/>1.000e+00 <text:s/>0.000e+00 <text:s/>0.000e+00 0.00e+00 0.00e+00 <text:s text:c="2"/>NA 25 <text:s text:c="3"/>100 <text:s text:c="3"/>800 <text:s/>0 10926 1 <text:s/>1</text:p>
      <text:p text:style-name="P1">BCH <text:s text:c="30"/>BC <text:s text:c="8"/>BH <text:s text:c="43"/>1.000e+00 <text:s/>0.000e+00 <text:s/>0.000e+00 0.00e+00 0.00e+00 <text:s text:c="2"/>NA 25 <text:s text:c="3"/>100 <text:s text:c="3"/>800 <text:s/>0 10927 1 <text:s/>1</text:p>
      <text:p text:style-name="P1">BCH2 <text:s text:c="29"/>BCH <text:s text:c="7"/>BH <text:s text:c="43"/>1.260e+02 <text:s/>0.000e+00 <text:s/>0.000e+00 0.00e+00 0.00e+00 <text:s text:c="2"/>NA 25 <text:s text:c="3"/>100 <text:s text:c="3"/>800 <text:s/>0 10928 1 <text:s/>1</text:p>
      <text:p text:style-name="P1">BCH3 <text:s text:c="29"/>BCH2 <text:s text:c="6"/>BH <text:s text:c="43"/>2.000e+02 <text:s/>0.000e+00 <text:s/>0.000e+00 0.00e+00 0.00e+00 <text:s text:c="2"/>NA 25 <text:s text:c="3"/>100 <text:s text:c="3"/>800 <text:s/>0 10929 1 <text:s/>1</text:p>
      <text:p text:style-name="P1">BCH2 <text:s text:c="6"/>BCH2 <text:s text:c="18"/>C2H4 <text:s text:c="52"/>1.000e+00 <text:s/>0.000e+00 <text:s/>0.000e+00 0.00e+00 0.00e+00 <text:s text:c="2"/>NA 23 <text:s text:c="3"/>100 <text:s text:c="3"/>800 <text:s/>0 10930 1 <text:s/>1</text:p>
      <text:p text:style-name="P1">BCO <text:s text:c="30"/>BC <text:s text:c="8"/>BO <text:s text:c="43"/>3.100e-11 <text:s/>0.000e+00 <text:s/>2.540e+00 0.00e+00 0.00e+00 <text:s text:c="2"/>NA 24 <text:s text:c="3"/>100 <text:s text:c="3"/>800 <text:s/>0 10931 1 <text:s/>1</text:p>
      <text:p text:style-name="P1">BOH <text:s text:c="30"/>BO <text:s text:c="8"/>BH <text:s text:c="43"/>1.600e-12 <text:s/>0.000e+00 <text:s/>3.100e+00 0.00e+00 0.00e+00 <text:s text:c="2"/>NA 24 <text:s text:c="3"/>100 <text:s text:c="3"/>800 <text:s/>0 10932 1 <text:s/>1</text:p>
      <text:p text:style-name="P1">BCH <text:s text:c="30"/>BC <text:s text:c="8"/>BH <text:s text:c="43"/>2.900e-10 <text:s/>0.000e+00 <text:s/>2.800e+00 0.00e+00 0.00e+00 <text:s text:c="2"/>NA 24 <text:s text:c="3"/>100 <text:s text:c="3"/>800 <text:s/>0 10933 1 <text:s/>1</text:p>
      <text:p text:style-name="P1">BCH2 <text:s text:c="29"/>BCH <text:s text:c="7"/>BH <text:s text:c="43"/>2.510e-10 <text:s/>0.000e+00 <text:s/>2.300e+00 0.00e+00 0.00e+00 <text:s text:c="2"/>NA 24 <text:s text:c="3"/>100 <text:s text:c="3"/>800 <text:s/>0 10934 1 <text:s/>1</text:p>
      <text:p text:style-name="P1">BCH3 <text:s text:c="29"/>BCH2 <text:s text:c="6"/>BH <text:s text:c="43"/>4.000e-11 <text:s/>0.000e+00 <text:s/>2.100e+00 0.00e+00 0.00e+00 <text:s text:c="2"/>NA 24 <text:s text:c="3"/>100 <text:s text:c="3"/>800 <text:s/>0 10935 1 <text:s/>1</text:p>
      <text:p text:style-name="P1">BH <text:s text:c="8"/>BH <text:s text:c="20"/>BH2 <text:s text:c="53"/>1.000e+00 <text:s/>0.000e+00 <text:s/>0.000e+00 0.00e+00 0.00e+00 <text:s text:c="2"/>NA 23 <text:s text:c="3"/>100 <text:s text:c="3"/>800 <text:s/>0 10936 1 <text:s/>1</text:p>
      <text:p text:style-name="P1">BH2 <text:s text:c="30"/>H2 <text:s text:c="54"/>1.000e+00 <text:s/>0.000e+00 <text:s/>0.000e+00 0.00e+00 0.00e+00 <text:s text:c="2"/>NA 26 <text:s text:c="3"/>100 <text:s text:c="3"/>800 <text:s/>0 10937 1 <text:s/>1</text:p>
      <text:p text:style-name="P1">BC <text:s text:c="8"/>BO <text:s text:c="20"/>BCO <text:s text:c="53"/>1.000e+00 <text:s/>0.000e+00 <text:s/>0.000e+00 0.00e+00 0.00e+00 <text:s text:c="2"/>NA 23 <text:s text:c="3"/>100 <text:s text:c="3"/>800 <text:s/>0 10938 1 <text:s/>1</text:p>
      <text:p text:style-name="P1">BCH3 <text:s text:c="6"/>BH <text:s text:c="20"/>BCH4 <text:s text:c="52"/>1.000e+00 <text:s/>0.000e+00 <text:s/>0.000e+00 <text:soft-page-break/>0.00e+00 0.00e+00 <text:s text:c="2"/>NA 23 <text:s text:c="3"/>100 <text:s text:c="3"/>800 <text:s/>0 10939 1 <text:s/>1</text:p>
      <text:p text:style-name="P1">BCH4 <text:s text:c="29"/>CH4 <text:s text:c="53"/>1.000E+00 <text:s/>0.000E+00 <text:s/>0.000E+00 0.00E+00 0.00E+00 <text:s text:c="2"/>NA 26 <text:s text:c="3"/>100 <text:s text:c="3"/>800 <text:s/>0 10940 1 <text:s/>1 </text:p>
      <text:p text:style-name="P1">BOH <text:s text:c="7"/>BH <text:s text:c="20"/>BH2O <text:s text:c="52"/>1.000e+00 <text:s/>0.000e+00 <text:s/>0.000e+00 0.00e+00 0.00e+00 <text:s text:c="2"/>NA 23 <text:s text:c="3"/>100 <text:s text:c="3"/>800 <text:s/>0 10941 1 <text:s/>1</text:p>
      <text:p text:style-name="P1">BH2O <text:s text:c="29"/>H2O <text:s text:c="53"/>1.000E+00 <text:s/>0.000E+00 <text:s/>0.000E+00 0.00E+00 0.00E+00 <text:s text:c="2"/>NA 26 <text:s text:c="3"/>100 <text:s text:c="3"/>800 <text:s/>0 10942 1 <text:s/>1 </text:p>
      <text:p text:style-name="P1">BCH2 <text:s text:c="6"/>BCH2 <text:s text:c="18"/>BC2H4 <text:s text:c="51"/>1.000E+00 <text:s/>0.000E+00 <text:s/>0.000E+00 0.00E+00 0.00E+00 <text:s text:c="2"/>NA 23 <text:s text:c="3"/>100 <text:s text:c="3"/>800 <text:s/>0 10943 1 <text:s/>1 </text:p>
      <text:p text:style-name="P1">BC2H4 <text:s text:c="28"/>C2H4 <text:s text:c="52"/>1.000E+00 <text:s/>0.000E+00 <text:s/>0.000E+00 0.00E+00 0.00E+00 <text:s text:c="2"/>NA 26 <text:s text:c="3"/>100 <text:s text:c="3"/>800 <text:s/>0 10944 1 <text:s/>1 </text:p>
      <text:p text:style-name="P1">BCH <text:s text:c="30"/>CH <text:s text:c="54"/>1.000e+00 <text:s/>0.000e+00 <text:s/>0.000e+00 0.00e+00 0.00e+00 <text:s text:c="2"/>NA 26 <text:s text:c="3"/>100 <text:s text:c="3"/>800 <text:s/>0 10945 1 <text:s/>1</text:p>
      <text:p text:style-name="P1">BCH2 <text:s text:c="29"/>CH2 <text:s text:c="53"/>1.000e+00 <text:s/>0.000e+00 <text:s/>0.000e+00 0.00e+00 0.00e+00 <text:s text:c="2"/>NA 26 <text:s text:c="3"/>100 <text:s text:c="3"/>800 <text:s/>0 10946 1 <text:s/>1</text:p>
      <text:p text:style-name="P1">BCH3 <text:s text:c="29"/>CH3 <text:s text:c="53"/>1.000e+00 <text:s/>0.000e+00 <text:s/>0.000e+00 0.00e+00 0.00e+00 <text:s text:c="2"/>NA 26 <text:s text:c="3"/>100 <text:s text:c="3"/>800 <text:s/>0 10947 1 <text:s/>1</text:p>
      <text:p text:style-name="P1">BH2 <text:s text:c="7"/>BC <text:s text:c="20"/>BCH2 <text:s text:c="52"/>1.000e+00 <text:s/>0.000e+00 <text:s/>0.000e+00 0.00e+00 0.00e+00 <text:s text:c="2"/>NA 23 <text:s text:c="3"/>100 <text:s text:c="3"/>800 <text:s/>0 10948 1 <text:s/>1</text:p>
      <text:p text:style-name="P1">BH2 <text:s text:c="7"/>BC <text:s text:c="20"/>CH2 <text:s text:c="53"/>1.000e+00 <text:s/>0.000e+00 <text:s/>0.000e+00 0.00e+00 0.00e+00 <text:s text:c="2"/>NA 23 <text:s text:c="3"/>100 <text:s text:c="3"/>800 <text:s/>0 10949 1 <text:s/>1</text:p>
      <text:p text:style-name="P1">BCH2 <text:s text:c="29"/>BC <text:s text:c="8"/>BH2 <text:s text:c="42"/>1.210e-10 <text:s/>0.000e+00 <text:s/>2.300e+00 0.00e+00 0.00e+00 <text:s text:c="2"/>NA 24 <text:s text:c="3"/>100 <text:s text:c="3"/>800 <text:s/>0 10950 1 <text:s/>1</text:p>
      <text:p text:style-name="P1">BCH2 <text:s text:c="29"/>BCH <text:s text:c="7"/>BH <text:s text:c="43"/>2.510e-10 <text:s/>0.000e+00 <text:s/>2.300e+00 0.00e+00 0.00e+00 <text:s text:c="2"/>NA 24 <text:s text:c="3"/>100 <text:s text:c="3"/>800 <text:s/>0 10951 1 <text:s/>1</text:p>
      <text:p text:style-name="P1">BCH2 <text:s text:c="29"/>BC <text:s text:c="8"/>BH <text:s text:c="8"/>BH <text:s text:c="32"/>6.280e-10 <text:s/>0.000e+00 <text:s/>2.300e+00 0.00e+00 0.00e+00 <text:s text:c="2"/>NA 24 <text:s text:c="3"/>100 <text:s text:c="3"/>800 <text:s/>0 10952 1 <text:s/>1</text:p>
      <text:p text:style-name="P1">BCH2 <text:s text:c="29"/>BC <text:s text:c="8"/>BH2 <text:s text:c="42"/>6.040e+01 <text:s/>0.000e+00 <text:s/>0.000e+00 0.00e+00 0.00e+00 <text:s text:c="2"/>NA 25 <text:s text:c="3"/>100 <text:s text:c="3"/>800 <text:s/>0 10953 1 <text:s/>1</text:p>
      <text:p text:style-name="P1">BCH2 <text:s text:c="29"/>BCH <text:s text:c="7"/>BH <text:s text:c="43"/>1.260e+02 <text:s/>0.000e+00 <text:s/>0.000e+00 0.00e+00 0.00e+00 <text:s text:c="2"/>NA 25 <text:s text:c="3"/>100 <text:s text:c="3"/>800 <text:s/>0 10954 1 <text:s/>1</text:p>
      <text:p text:style-name="P1">BCH2 <text:s text:c="29"/>BC <text:s text:c="8"/>BH <text:s text:c="8"/>BH <text:s text:c="32"/>3.140e+02 <text:s/>0.000e+00 <text:s/>0.000e+00 0.00e+00 0.00e+00 <text:s text:c="2"/>NA 25 <text:s text:c="3"/>100 <text:s text:c="3"/>800 <text:s/>0 10955 1 <text:s/>1</text:p>
      <text:p text:style-name="P1">BCH3 <text:s text:c="29"/>BH2 <text:s text:c="7"/>BC <text:s text:c="8"/>BH <text:s text:c="32"/>3.000e-11 <text:s/>0.000e+00 <text:s/>2.100e+00 0.00e+00 0.00e+00 <text:s text:c="2"/>NA 24 <text:s text:c="3"/>100 <text:s text:c="3"/>800 <text:s/>0 10956 1 <text:s/>1</text:p>
      <text:p text:style-name="P1">BCH3 <text:s text:c="29"/>BCH <text:s text:c="7"/>BH <text:s text:c="8"/>BH <text:s text:c="32"/>1.600e-11 <text:s/>0.000e+00 <text:s/>2.100e+00 0.00e+00 0.00e+00 <text:s text:c="2"/>NA 24 <text:s text:c="3"/>100 <text:s text:c="3"/>800 <text:s/>0 10957 1 <text:s/>1</text:p>
      <text:p text:style-name="P1">BCH3 <text:s text:c="29"/>BCH <text:s text:c="7"/>BH2 <text:s text:c="42"/>1.400e-11 <text:s/>0.000e+00 <text:s/>2.100e+00 0.00e+00 0.00e+00 <text:s text:c="2"/>NA 24 <text:s text:c="3"/>100 <text:s text:c="3"/>800 <text:s/>0 10958 1 <text:s/>1</text:p>
      <text:p text:style-name="P1">BCH3 <text:s text:c="29"/>BC <text:s text:c="8"/>BH2 <text:s text:c="7"/>BH <text:s text:c="32"/>1.500e+02 <text:s/>0.000e+00 <text:s/>0.000e+00 0.00e+00 0.00e+00 <text:s text:c="2"/>NA 25 <text:s text:c="3"/>100 <text:s text:c="3"/>800 <text:s/>0 10959 1 <text:s/>1</text:p>
      <text:p text:style-name="P1">BCH3 <text:s text:c="29"/>BCH <text:s text:c="7"/>BH <text:s text:c="8"/>BH <text:s text:c="32"/>8.000e+01 <text:s/>0.000e+00 <text:s/>0.000e+00 0.00e+00 0.00e+00 <text:s text:c="2"/>NA 25 <text:s text:c="3"/>100 <text:s text:c="3"/>800 <text:s/>0 10960 1 <text:s/>1</text:p>
      <text:p text:style-name="P1">BCH3 <text:s text:c="29"/>BCH <text:s text:c="7"/>BH2 <text:s text:c="42"/>7.000e+01 <text:s/>0.000e+00 <text:s/>0.000e+00 0.00e+00 0.00e+00 <text:s text:c="2"/>NA 25 <text:s text:c="3"/>100 <text:s text:c="3"/>800 <text:s/>0 10961 1 <text:s/>1</text:p>
      <text:p text:style-name="P1">H <text:s text:c="32"/>BH <text:s text:c="54"/>1.000e+00 <text:s/>0.000e+00 <text:s/>0.000e+00 0.00e+00 0.00e+00 <text:s text:c="2"/>NA 88 <text:s text:c="3"/>100 <text:s text:c="3"/>800 <text:s/>0 10962 1 <text:s/>1</text:p>
      <text:p text:style-name="P1">CH <text:s text:c="31"/>BCH <text:s text:c="53"/>1.000e+00 <text:s/>0.000e+00 <text:s/>0.000e+00 0.00e+00 0.00e+00 <text:s text:c="2"/>NA 88 <text:s text:c="3"/>100 <text:s text:c="3"/>800 <text:s/>0 10963 1 <text:s/>1</text:p>
      <text:p text:style-name="P1"><text:soft-page-break/>CH2 <text:s text:c="30"/>BCH2 <text:s text:c="52"/>1.000e+00 <text:s/>0.000e+00 <text:s/>0.000e+00 0.00e+00 0.00e+00 <text:s text:c="2"/>NA 88 <text:s text:c="3"/>100 <text:s text:c="3"/>800 <text:s/>0 10964 1 <text:s/>1</text:p>
      <text:p text:style-name="P1">CH3 <text:s text:c="30"/>BCH3 <text:s text:c="52"/>1.000e+00 <text:s/>0.000e+00 <text:s/>0.000e+00 0.00e+00 0.00e+00 <text:s text:c="2"/>NA 88 <text:s text:c="3"/>100 <text:s text:c="3"/>800 <text:s/>0 10965 1 <text:s/>1</text:p>
      <text:p text:style-name="P1">CH4 <text:s text:c="30"/>BCH4 <text:s text:c="52"/>1.000e+00 <text:s/>0.000e+00 <text:s/>0.000e+00 0.00e+00 0.00e+00 <text:s text:c="2"/>NA 88 <text:s text:c="3"/>100 <text:s text:c="3"/>800 <text:s/>0 10966 1 <text:s/>1</text:p>
      <text:p text:style-name="P1">C2H4 <text:s text:c="29"/>BC2H4 <text:s text:c="51"/>1.000e+00 <text:s/>0.000e+00 <text:s/>0.000e+00 0.00e+00 0.00e+00 <text:s text:c="2"/>NA 88 <text:s text:c="3"/>100 <text:s text:c="3"/>800 <text:s/>0 10967 1 <text:s/>1</text:p>
      <text:p text:style-name="P1">BC <text:s text:c="8"/>BH <text:s text:c="20"/>CH <text:s text:c="54"/>1.000e+00 <text:s/>0.000e+00 <text:s/>0.000e+00 0.00e+00 0.00e+00 <text:s text:c="2"/>NA 23 <text:s text:c="3"/>100 <text:s text:c="3"/>800 <text:s/>0 10968 1 <text:s/>1</text:p>
      <text:p text:style-name="P1">BCH <text:s text:c="7"/>BH <text:s text:c="20"/>CH2 <text:s text:c="53"/>1.000e+00 <text:s/>0.000e+00 <text:s/>0.000e+00 0.00e+00 0.00e+00 <text:s text:c="2"/>NA 23 <text:s text:c="3"/>100 <text:s text:c="3"/>800 <text:s/>0 10969 1 <text:s/>1</text:p>
      <text:p text:style-name="P1">BCH2 <text:s text:c="6"/>BH <text:s text:c="20"/>CH3 <text:s text:c="53"/>1.000e+00 <text:s/>0.000e+00 <text:s/>0.000e+00 0.00e+00 0.00e+00 <text:s text:c="2"/>NA 23 <text:s text:c="3"/>100 <text:s text:c="3"/>800 <text:s/>0 10970 1 <text:s/>1</text:p>
      <text:p text:style-name="P1">BO <text:s text:c="8"/>BH <text:s text:c="20"/>OH <text:s text:c="54"/>1.000e+00 <text:s/>0.000e+00 <text:s/>0.000e+00 0.00e+00 0.00e+00 <text:s text:c="2"/>NA 23 <text:s text:c="3"/>100 <text:s text:c="3"/>800 <text:s/>0 10971 1 <text:s/>1</text:p>
      <text:p text:style-name="P1">BC <text:s text:c="8"/>BH2 <text:s text:c="19"/>BCH2 <text:s text:c="52"/>1.000e+00 <text:s/>0.000e+00 <text:s/>0.000e+00 0.00e+00 0.00e+00 <text:s text:c="2"/>NA 23 <text:s text:c="3"/>100 <text:s text:c="3"/>800 <text:s/>0 10972 1 <text:s/>1</text:p>
      <text:p text:style-name="P1">BCH <text:s text:c="7"/>BH2 <text:s text:c="19"/>BCH3 <text:s text:c="52"/>1.000e+00 <text:s/>0.000e+00 <text:s/>0.000e+00 0.00e+00 0.00e+00 <text:s text:c="2"/>NA 23 <text:s text:c="3"/>100 <text:s text:c="3"/>800 <text:s/>0 10973 1 <text:s/>1</text:p>
      <text:p text:style-name="P1">BC <text:s text:c="8"/>BH <text:s text:c="8"/>BH <text:s text:c="9"/>BCH2 <text:s text:c="52"/>1.000e+00 <text:s/>0.000e+00 <text:s/>0.000e+00 0.00e+00 0.00e+00 <text:s text:c="2"/>NA 23 <text:s text:c="3"/>100 <text:s text:c="3"/>800 <text:s/>0 10974 1 <text:s/>1</text:p>
      <text:p text:style-name="P1">BH2 <text:s text:c="7"/>BC <text:s text:c="8"/>BH <text:s text:c="9"/>BCH3 <text:s text:c="52"/>1.000e+00 <text:s/>0.000e+00 <text:s/>0.000e+00 0.00e+00 0.00e+00 <text:s text:c="2"/>NA 23 <text:s text:c="3"/>100 <text:s text:c="3"/>800 <text:s/>0 10975 1 <text:s/>1</text:p>
      <text:p text:style-name="P1">BCH <text:s text:c="7"/>BH <text:s text:c="8"/>BH <text:s text:c="9"/>BCH3 <text:s text:c="52"/>1.000e+00 <text:s/>0.000e+00 <text:s/>0.000e+00 0.00e+00 0.00e+00 <text:s text:c="2"/>NA 23 <text:s text:c="3"/>100 <text:s text:c="3"/>800 <text:s/>0 10976 1 <text:s/>1</text:p>
      <text:p text:style-name="P1">BH2 <text:s text:c="7"/>BCH3 <text:s text:c="18"/>BCH4 <text:s text:c="6"/>BH <text:s text:c="43"/>1.000e+00 <text:s/>0.000e+00 <text:s/>0.000e+00 0.00e+00 0.00e+00 <text:s text:c="2"/>NA 23 <text:s text:c="3"/>100 <text:s text:c="3"/>800 <text:s/>0 10977 1 <text:s/>1</text:p>
      <text:p text:style-name="P1">BH <text:s text:c="8"/>BCH4 <text:s text:c="18"/>BCH3 <text:s text:c="6"/>BH2 <text:s text:c="42"/>1.000e+00 <text:s/>0.000e+00 <text:s/>0.000e+00 0.00e+00 0.00e+00 <text:s text:c="2"/>NA 23 <text:s text:c="3"/>100 <text:s text:c="3"/>800 <text:s/>0 10978 1 <text:s/>1</text:p>
      <text:p text:style-name="P1">BH <text:s text:c="8"/>BCH4 <text:s text:c="18"/>CH3 <text:s text:c="7"/>H2 <text:s text:c="43"/>1.000e+00 <text:s/>0.000e+00 <text:s/>0.000e+00 0.00e+00 0.00e+00 <text:s text:c="2"/>NA 23 <text:s text:c="3"/>100 <text:s text:c="3"/>800 <text:s/>0 10979 1 <text:s/>1</text:p>
      <text:p text:style-name="P1">BH2 <text:s text:c="7"/>BCH3 <text:s text:c="18"/>CH4 <text:s text:c="7"/>H <text:s text:c="44"/>1.000e+00 <text:s/>0.000e+00 <text:s/>0.000e+00 0.00e+00 0.00e+00 <text:s text:c="2"/>NA 23 <text:s text:c="3"/>100 <text:s text:c="3"/>800 <text:s/>0 10980 1 <text:s/>1</text:p>
      <text:p text:style-name="P1">BH <text:s text:c="31"/>H <text:s text:c="55"/>1.000e+00 <text:s/>0.000e+00 <text:s/>0.000e+00 0.00e+00 0.00e+00 <text:s text:c="2"/>NA 26 <text:s text:c="3"/>100 <text:s text:c="3"/>800 <text:s/>0 10981 1 <text:s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57:29.203537913</meta:creation-date>
    <dc:date>2017-02-27T15:59:09.446501501</dc:date>
    <meta:editing-duration>PT1M40S</meta:editing-duration>
    <meta:editing-cycles>2</meta:editing-cycles>
    <meta:generator>LibreOffice/5.0.6.2$Linux_x86 LibreOffice_project/00m0$Build-2</meta:generator>
    <meta:document-statistic meta:table-count="0" meta:image-count="0" meta:object-count="0" meta:page-count="3" meta:paragraph-count="68" meta:word-count="1059" meta:character-count="11799" meta:non-whitespace-character-count="4595"/>
  </office:meta>
</office:document-meta>
</file>